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a9c" officeooo:paragraph-rsid="00006a9c"/>
    </style:style>
    <style:style style:name="P2" style:family="paragraph" style:parent-style-name="Text_20_body">
      <style:text-properties officeooo:rsid="00006a9c" officeooo:paragraph-rsid="00006a9c"/>
    </style:style>
    <style:style style:name="P3" style:family="paragraph" style:parent-style-name="Standard">
      <style:text-properties officeooo:paragraph-rsid="00006a9c"/>
    </style:style>
    <style:style style:name="T1" style:family="text">
      <style:text-properties officeooo:rsid="00006a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AVs<text:line-break/><text:line-break/>IAI Searcher (Mk I/II)</text:p>
      <text:p text:style-name="P2">DRDO Nishant</text:p>
      <text:p text:style-name="P2">IAI Heron (Mk I/II)</text:p>
      <text:p text:style-name="P2">IAI Harpy</text:p>
      <text:p text:style-name="P2">IAI Harop (P-4)</text:p>
      <text:p text:style-name="P2">DRDO Lakshya (PTA)</text:p>
      <text:p text:style-name="P3"><text:span text:style-name="T1">Northrop KD2R5<text:line-break/></text:span>DRDO Abhyas (HEAT<text:span text:style-name="T1">)<text:line-break/></text:span>IAI Eitan (Heron TP)<text:line-break/>Nagastra-1<text:line-break/>General Atomics MQ-9B SkyGuardian<text:line-break/>DRDO Tapas-BH-201 (Rustom II)<text:line-break/>DRDO Ghatak (AURA)<text:line-break/>SwiFT<text:line-break/><text:span text:style-name="Strong_20_Emphasis">DRDO Rustom-I</text:span> 🇮🇳<text:line-break/><text:span text:style-name="Strong_20_Emphasis">Netra (Mini UAV)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8T21:36:20.346354836</meta:creation-date>
    <dc:date>2025-12-18T21:39:24.125392130</dc:date>
    <meta:editing-duration>PT3M4S</meta:editing-duration>
    <meta:editing-cycles>1</meta:editing-cycles>
    <meta:generator>LibreOffice/25.8.3.2$Linux_X86_64 LibreOffice_project/580$Build-2</meta:generator>
    <meta:document-statistic meta:table-count="0" meta:image-count="0" meta:object-count="0" meta:page-count="1" meta:paragraph-count="7" meta:word-count="47" meta:character-count="289" meta:non-whitespace-character-count="247"/>
  </office:meta>
</office:document-meta>
</file>